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405694444444444cm"/>
    </style:style>
    <style:style style:name="co2" style:family="table-column">
      <style:table-column-properties fo:break-before="auto" style:column-width="7.02027777777778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3.93347222222222cm"/>
    </style:style>
    <style:style style:name="co5" style:family="table-column">
      <style:table-column-properties fo:break-before="auto" style:column-width="3.73944444444444cm"/>
    </style:style>
    <style:style style:name="co6" style:family="table-column">
      <style:table-column-properties fo:break-before="auto" style:column-width="4.58611111111111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8.5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16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ification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1" table:style-name="ce8">
            <text:p>Power BI<text:s/>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/>
          <table:table-cell office:value-type="string" table:number-columns-spanned="7" table:number-rows-spanned="1" table:style-name="ce8">
            <text:p>Intermediate Level assignment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7" table:number-rows-spanned="1" table:style-name="ce9">
            <text:p>Verification sheet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3">
            <text:p>Name of visual<text:s/></text:p>
          </table:table-cell>
          <table:table-cell office:value-type="string" table:style-name="ce3">
            <text:p>Filters used in visual (if any)</text:p>
          </table:table-cell>
          <table:table-cell office:value-type="string" table:style-name="ce3">
            <text:p>Amount (in visual)</text:p>
          </table:table-cell>
          <table:table-cell office:value-type="string" table:style-name="ce3">
            <text:p>Amount (in data file)</text:p>
          </table:table-cell>
          <table:table-cell office:value-type="string" table:style-name="ce3">
            <text:p>Difference</text:p>
          </table:table-cell>
          <table:table-cell office:value-type="string" table:style-name="ce3">
            <text:p>Filters used in data file</text:p>
          </table:table-cell>
          <table:table-cell office:value-type="string" table:style-name="ce3">
            <text:p>Reason for difference</text:p>
          </table:table-cell>
          <table:table-cell table:number-columns-repeated="16376" table:style-name="ce2"/>
        </table:table-row>
        <table:table-row table:style-name="ro4">
          <table:table-cell/>
          <table:table-cell office:value-type="string" table:style-name="ce4">
            <text:p>Drill Through of Completed Status (Table)</text:p>
          </table:table-cell>
          <table:table-cell office:value-type="string" table:style-name="ce5">
            <text:p>Status = Cancelled</text:p>
          </table:table-cell>
          <table:table-cell office:value-type="float" office:value="1544" table:style-name="ce6">
            <text:p>1544</text:p>
          </table:table-cell>
          <table:table-cell office:value-type="float" office:value="2393" table:style-name="ce6">
            <text:p>2393</text:p>
          </table:table-cell>
          <table:table-cell office:value-type="float" office:value="849" table:formula="of:=[.E8]-[.D8]" table:style-name="ce6">
            <text:p>849</text:p>
          </table:table-cell>
          <table:table-cell office:value-type="string" table:style-name="ce5">
            <text:p>Status = Cancelled</text:p>
          </table:table-cell>
          <table:table-cell office:value-type="string" table:style-name="ce7">
            <text:p>The system behavior around the "Cancelled" status has resulted in no duplicate entries for orders that are cancelled, thus causing fewer rows to be displayed in detailed tables.</text:p>
            <text:p/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um of Balance (Card)</text:p>
          </table:table-cell>
          <table:table-cell office:value-type="string" table:style-name="ce6">
            <text:p>-</text:p>
          </table:table-cell>
          <table:table-cell office:value-type="float" office:value="41083155.519249961" table:style-name="ce6">
            <text:p>41083155.52</text:p>
          </table:table-cell>
          <table:table-cell office:value-type="float" office:value="41083155.519249961" table:style-name="ce6">
            <text:p>41083155.52</text:p>
          </table:table-cell>
          <table:table-cell office:value-type="float" office:value="0" table:formula="of:=[.E9]-[.D9]" table:style-name="ce6">
            <text:p>0</text:p>
          </table:table-cell>
          <table:table-cell office:value-type="string" table:style-name="ce6">
            <text:p>-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office:value-type="string" table:style-name="ce6">
            <text:p>TotalValueOnOrder (Card)</text:p>
          </table:table-cell>
          <table:table-cell office:value-type="string" table:style-name="ce5">
            <text:p>Status = Complete</text:p>
          </table:table-cell>
          <table:table-cell office:value-type="float" office:value="134034945.50000012" table:style-name="ce6">
            <text:p>134034945.5</text:p>
          </table:table-cell>
          <table:table-cell office:value-type="float" office:value="134034945.50000012" table:style-name="ce6">
            <text:p>134034945.5</text:p>
          </table:table-cell>
          <table:table-cell office:value-type="float" office:value="0" table:formula="of:=[.E10]-[.D10]" table:style-name="ce6">
            <text:p>0</text:p>
          </table:table-cell>
          <table:table-cell office:value-type="string" table:style-name="ce5">
            <text:p>Status = Complet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office:value-type="string" table:style-name="ce6">
            <text:p>TotalNumberOfCustomers (Card)</text:p>
          </table:table-cell>
          <table:table-cell office:value-type="string" table:style-name="ce6">
            <text:p>-</text:p>
          </table:table-cell>
          <table:table-cell office:value-type="float" office:value="317" table:style-name="ce6">
            <text:p>317</text:p>
          </table:table-cell>
          <table:table-cell office:value-type="float" office:value="317" table:style-name="ce6">
            <text:p>317</text:p>
          </table:table-cell>
          <table:table-cell office:value-type="float" office:value="0" table:formula="of:=[.E11]-[.D11]" table:style-name="ce6">
            <text:p>0</text:p>
          </table:table-cell>
          <table:table-cell office:value-type="string" table:style-name="ce6">
            <text:p>-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office:value-type="string" table:style-name="ce6">
            <text:p>TotalValueInvoiced (Card)</text:p>
          </table:table-cell>
          <table:table-cell office:value-type="string" table:style-name="ce5">
            <text:p>Status = Complete</text:p>
          </table:table-cell>
          <table:table-cell office:value-type="float" office:value="135373496.45999911" table:style-name="ce6">
            <text:p>135373496.5</text:p>
          </table:table-cell>
          <table:table-cell office:value-type="float" office:value="135373496.45999911" table:style-name="ce6">
            <text:p>135373496.5</text:p>
          </table:table-cell>
          <table:table-cell office:value-type="float" office:value="0" table:formula="of:=[.E12]-[.D12]" table:style-name="ce6">
            <text:p>0</text:p>
          </table:table-cell>
          <table:table-cell office:value-type="string" table:style-name="ce5">
            <text:p>Status = Complete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office:value-type="string" table:style-name="ce6">
            <text:p>RateOfInvoicedOrder (Card)</text:p>
          </table:table-cell>
          <table:table-cell office:value-type="string" table:style-name="ce6">
            <text:p>-</text:p>
          </table:table-cell>
          <table:table-cell office:value-type="float" office:value="0.79" table:style-name="ce6">
            <text:p>0.79</text:p>
          </table:table-cell>
          <table:table-cell office:value-type="float" office:value="0.79" table:style-name="ce6">
            <text:p>0.79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office:value-type="string" table:style-name="ce6">
            <text:p>CancelledOrders (Card)</text:p>
          </table:table-cell>
          <table:table-cell office:value-type="string" table:style-name="ce6">
            <text:p>Status = Canelled</text:p>
          </table:table-cell>
          <table:table-cell office:value-type="float" office:value="28003" table:style-name="ce6">
            <text:p>28003</text:p>
          </table:table-cell>
          <table:table-cell office:value-type="float" office:value="28003" table:style-name="ce6">
            <text:p>2800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Status = Canelled</text:p>
          </table:table-cell>
          <table:table-cell table:style-name="ce6"/>
          <table:table-cell table:number-columns-repeated="16376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6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title/>
    <dc:description/>
    <dc:subject/>
    <meta:initial-creator>Ayush Bahadur Shrestha</meta:initial-creator>
    <dc:creator>Qniverse  Test</dc:creator>
    <meta:creation-date>2024-09-09T09:01:20Z</meta:creation-date>
    <dc:date>2024-09-26T07:59:59Z</dc:date>
  </office:meta>
</office:document-meta>
</file>